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color="#000000" fo:font-size="15pt" fo:font-weight="normal" officeooo:rsid="000ef46d" officeooo:paragraph-rsid="00115187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fo:color="#444444" style:font-name="Arial" fo:font-size="15pt" fo:letter-spacing="normal" fo:font-style="normal" fo:font-weight="normal" officeooo:paragraph-rsid="00115187" style:font-size-asian="15pt" style:font-size-complex="15pt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5pt" fo:letter-spacing="normal" fo:font-style="normal" fo:font-weight="bold" officeooo:rsid="00120327" officeooo:paragraph-rsid="00115187" style:font-size-asian="15pt" style:font-weight-asian="bold" style:font-size-complex="15pt" style:font-weight-complex="bold" loext:padding="0cm" loext:border="none"/>
    </style:style>
    <style:style style:name="P4" style:family="paragraph" style:parent-style-name="Heading_20_1" style:master-page-name="Standard">
      <style:paragraph-properties fo:line-height="100%" fo:text-align="center" style:justify-single-word="false" style:page-number="auto"/>
      <style:text-properties officeooo:paragraph-rsid="00115187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variant="normal" fo:text-transform="none" fo:color="#444444" style:font-name="Arial" fo:font-size="14.25pt" fo:letter-spacing="normal" fo:font-style="normal" officeooo:rsid="00146299" loext:padding="0cm" loext:border="none"/>
    </style:style>
    <style:style style:name="T2" style:family="text">
      <style:text-properties fo:font-variant="normal" fo:text-transform="none" fo:color="#444444" style:font-name="Arial" fo:font-size="14.25pt" fo:letter-spacing="normal" fo:font-style="normal" loext:padding="0cm" loext:border="none"/>
    </style:style>
    <style:style style:name="T3" style:family="text">
      <style:text-properties fo:font-variant="normal" fo:text-transform="none" fo:color="#444444" style:font-name="Arial" fo:letter-spacing="normal" fo:font-style="normal" officeooo:rsid="00146299" loext:padding="0cm" loext:border="none"/>
    </style:style>
    <style:style style:name="T4" style:family="text">
      <style:text-properties fo:font-variant="normal" fo:text-transform="none" fo:color="#444444" style:font-name="Arial" fo:letter-spacing="normal" fo:font-style="normal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letter-spacing="-0.026cm" fo:font-style="normal" style:text-underline-style="none" fo:font-weight="bold" style:text-blinking="false" style:font-size-asian="11pt" style:font-size-complex="11pt" loext:padding="0cm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0pt" fo:letter-spacing="-0.026cm" fo:font-style="normal" style:text-underline-style="none" fo:font-weight="bold" style:text-blinking="false" style:font-size-asian="10pt" style:font-size-complex="10pt" loext:padding="0cm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Arial" fo:letter-spacing="-0.026cm" fo:font-style="normal" style:text-underline-style="none" fo:font-weight="bold" style:text-blinking="false" loext:padding="0cm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6pt" fo:letter-spacing="-0.026cm" fo:font-style="normal" style:text-underline-style="none" fo:font-weight="bold" style:text-blinking="false" style:font-size-asian="16pt" style:font-size-complex="16pt" loext:padding="0cm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5pt" fo:letter-spacing="-0.026cm" fo:font-style="normal" style:text-underline-style="none" fo:font-weight="bold" style:text-blinking="false" style:font-size-asian="15pt" style:font-size-complex="15pt" loext:padding="0cm" loext:border="none"/>
    </style:style>
    <style:style style:name="T10" style:family="text">
      <style:text-properties fo:font-variant="normal" fo:text-transform="none" fo:color="#000000" style:font-name="Arial" fo:font-size="20pt" fo:letter-spacing="-0.026cm" fo:font-style="normal" fo:font-weight="bold" style:font-size-asian="20pt" style:font-size-complex="20pt"/>
    </style:style>
    <style:style style:name="T11" style:family="text">
      <style:text-properties fo:font-variant="normal" fo:text-transform="none" fo:color="#000000" style:font-name="Arial" fo:font-size="26pt" fo:letter-spacing="-0.026cm" fo:font-style="normal" fo:font-weight="bold" style:font-size-asian="26pt" style:font-size-complex="26pt"/>
    </style:style>
    <style:style style:name="T12" style:family="text">
      <style:text-properties fo:font-variant="normal" fo:text-transform="none" fo:color="#000000" style:font-name="Arial" fo:letter-spacing="-0.026cm" fo:font-style="normal" fo:font-weight="bold"/>
    </style:style>
    <style:style style:name="T13" style:family="text">
      <style:text-properties fo:font-variant="normal" fo:text-transform="none" fo:color="#000000" style:font-name="Arial" fo:font-size="16pt" fo:letter-spacing="-0.026cm" fo:font-style="normal" fo:font-weight="bold" style:font-size-asian="16pt" style:font-size-complex="16pt"/>
    </style:style>
    <style:style style:name="T14" style:family="text">
      <style:text-properties fo:font-variant="normal" fo:text-transform="none" fo:color="#000000" style:font-name="Arial" fo:font-size="15pt" fo:letter-spacing="-0.026cm" fo:font-style="normal" fo:font-weight="bold" style:font-size-asian="15pt" style:font-size-complex="15pt"/>
    </style:style>
    <style:style style:name="T15" style:family="text">
      <style:text-properties officeooo:rsid="00146299"/>
    </style:style>
    <style:style style:name="T16" style:family="text">
      <style:text-properties officeooo:rsid="00120327"/>
    </style:style>
    <style:style style:name="T17" style:family="text">
      <style:text-properties fo:color="#000000" fo:font-weight="bold" officeooo:rsid="00120327" style:font-weight-asian="bold" style:font-weight-complex="bold"/>
    </style:style>
    <style:style style:name="T18" style:family="text">
      <style:text-properties officeooo:rsid="0013522f"/>
    </style:style>
    <style:style style:name="T19" style:family="text">
      <style:text-properties officeooo:rsid="000bb9b8"/>
    </style:style>
    <style:style style:name="T20" style:family="text">
      <style:text-properties officeooo:rsid="00195ee7"/>
    </style:style>
    <style:style style:name="T21" style:family="text">
      <style:text-properties officeooo:rsid="0017ff13"/>
    </style:style>
    <style:style style:name="T22" style:family="text">
      <style:text-properties officeooo:rsid="00198e10"/>
    </style:style>
    <style:style style:name="T23" style:family="text">
      <style:text-properties officeooo:rsid="00115187"/>
    </style:style>
    <style:style style:name="gr1" style:family="graphic">
      <style:graphic-properties svg:stroke-color="#000000" draw:fill="none" draw:textarea-vertical-align="middle" draw:auto-grow-height="false" fo:min-height="7.093cm" fo:min-width="0.3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1">Nunca Mais</text:span><text:span text:style-name="T14"><text:tab/><text:tab/></text:span><text:a xlink:type="simple" xlink:href="https://www.letras.mus.br/sarah-farias/" text:style-name="Internet_20_link" text:visited-style-name="Visited_20_Internet_20_Link"><text:span text:style-name="T9">Sarah Farias</text:span></text:a></text:p>
      <text:p text:style-name="P2">Olhei e enxerguei sua dor, vi o quanto se humilhou,<text:line-break/>Sei que a marca ficou.<text:line-break/>Ei, eu sou o teu remidor, do tempo eu sou o Senhor<text:line-break/>Levanta a resposta chegou.</text:p>
      <text:p text:style-name="P2"><draw:custom-shape text:anchor-type="paragraph" draw:z-index="0" draw:style-name="gr1" draw:text-style-name="P5" svg:width="0.449cm" svg:height="7.092cm" svg:x="12.446cm" svg:y="0.44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2">Desertos não duram pra sempre,</text:p>
      <text:p text:style-name="P2">Por mais que a pressão aumente,<text:line-break/>Aguente filho, aguente.</text:p>
      <text:p text:style-name="P2">Nunca mais te chamarão desamparado</text:p>
      <text:p text:style-name="P2"><text:span text:style-name="T23">N</text:span>unca mais,</text:p>
      <text:p text:style-name="P2"><draw:frame text:anchor-type="paragraph" draw:z-index="1" draw:style-name="gr2" draw:text-style-name="P6" svg:width="1.059cm" svg:height="0.424cm" svg:x="13.079cm" svg:y="0.026cm"><draw:text-box><text:p>2X</text:p></draw:text-box></draw:frame> te olharão como alguém <text:span text:style-name="T16">q</text:span>ue foi desprezado</text:p>
      <text:p text:style-name="P2"><text:span text:style-name="T23">N</text:span>unca mais.</text:p>
      <text:p text:style-name="P2">Nunca mais te chamarão desamparado,</text:p>
      <text:p text:style-name="P2"><text:span text:style-name="T23">N</text:span>unca mais,</text:p>
      <text:p text:style-name="P2"><text:s/>te olharão como alguém <text:span text:style-name="T16">q</text:span>ue foi desprezado</text:p>
      <text:p text:style-name="P2"><text:span text:style-name="T23">N</text:span>unca mais. Diz o Senhor.</text:p>
      <text:p text:style-name="P3"/>
      <text:p text:style-name="P2">Eis que <text:span text:style-name="T18">E</text:span>u faço coisa nova.<text:line-break/>Te dou um rumo novo, te ensino a lutar.<text:line-break/>Estou removendo este fardo, prossiga para o alvo.<text:line-break/>E não olhe para trás.</text:p>
      <text:p text:style-name="P2">Nunca mai<text:span text:style-name="T19">s, n</text:span>unca mais, nunca mais<text:line-break/>Te chamarão, <text:span text:style-name="T18">te chamarão </text:span>desamparado, nunca mais<text:line-break/>Te olharão como alguém <text:span text:style-name="T20">q</text:span>ue foi desprezado, nunca mais.</text:p>
      <text:p text:style-name="P2"><text:s/>Nunca mais, <text:span text:style-name="T21">t</text:span>e chamarão desamparado, nunca mais<text:line-break/>Te olharão como alguém <text:span text:style-name="T22">q</text:span>ue foi desprezado, nunca mais.<text:line-break/>Diz o Senhor.</text:p>
      <text:p text:style-name="P1"><text:span text:style-name="T3">A</text:span><text:span text:style-name="T4">ssim diz o Senhor.</text:span></text:p>
      <text:p text:style-name="P1"><text:span text:style-name="T4"/></text:p>
      <text:p text:style-name="P1"><text:span text:style-name="T4"/></text:p>
      <text:p text:style-name="P4"><text:span text:style-name="T11">Nunca Mais</text:span><text:span text:style-name="T14"><text:tab/><text:tab/></text:span><text:a xlink:type="simple" xlink:href="https://www.letras.mus.br/sarah-farias/" text:style-name="Internet_20_link" text:visited-style-name="Visited_20_Internet_20_Link"><text:span text:style-name="T9">Sarah Farias</text:span></text:a></text:p>
      <text:p text:style-name="P2">Olhei e enxerguei sua dor, vi o quanto se humilhou,<text:line-break/>Sei que a marca ficou.<text:line-break/>Ei, eu sou o teu remidor, do tempo eu sou o Senhor<text:line-break/>Levanta a resposta chegou.</text:p>
      <text:p text:style-name="P2"><draw:custom-shape text:anchor-type="paragraph" draw:z-index="2" draw:style-name="gr1" draw:text-style-name="P5" svg:width="0.449cm" svg:height="7.092cm" svg:x="12.446cm" svg:y="0.44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2">Desertos não duram pra sempre,</text:p>
      <text:p text:style-name="P2">Por mais que a pressão aumente,<text:line-break/>Aguente filho, aguente.</text:p>
      <text:p text:style-name="P2">Nunca mais te chamarão desamparado</text:p>
      <text:p text:style-name="P2"><text:span text:style-name="T23">N</text:span>unca mais,</text:p>
      <text:p text:style-name="P2"><draw:frame text:anchor-type="paragraph" draw:z-index="3" draw:style-name="gr2" draw:text-style-name="P6" svg:width="1.059cm" svg:height="0.424cm" svg:x="13.079cm" svg:y="0.026cm"><draw:text-box><text:p>2X</text:p></draw:text-box></draw:frame> te olharão como alguém <text:span text:style-name="T16">q</text:span>ue foi desprezado</text:p>
      <text:p text:style-name="P2"><text:span text:style-name="T23">N</text:span>unca mais.</text:p>
      <text:p text:style-name="P2">Nunca mais te chamarão desamparado,</text:p>
      <text:p text:style-name="P2"><text:span text:style-name="T23">N</text:span>unca mais,</text:p>
      <text:p text:style-name="P2"><text:s/>te olharão como alguém <text:span text:style-name="T16">q</text:span>ue foi desprezado</text:p>
      <text:p text:style-name="P2"><text:span text:style-name="T23">N</text:span>unca mais. Diz o Senhor.</text:p>
      <text:p text:style-name="P3"/>
      <text:p text:style-name="P2">Eis que <text:span text:style-name="T18">E</text:span>u faço coisa nova.<text:line-break/>Te dou um rumo novo, te ensino a lutar.<text:line-break/>Estou removendo este fardo, prossiga para o alvo.<text:line-break/>E não olhe para trás.</text:p>
      <text:p text:style-name="P2">Nunca mai<text:span text:style-name="T19">s, n</text:span>unca mais, nunca mais<text:line-break/>Te chamarão, <text:span text:style-name="T18">te chamarão </text:span>desamparado, nunca mais<text:line-break/>Te olharão como alguém <text:span text:style-name="T20">q</text:span>ue foi desprezado, nunca mais.</text:p>
      <text:p text:style-name="P2"><text:s/>Nunca mais, <text:span text:style-name="T21">t</text:span>e chamarão desamparado, nunca mais<text:line-break/>Te olharão como alguém <text:span text:style-name="T22">q</text:span>ue foi desprezado, nunca mais.<text:line-break/>Diz o Senhor.</text:p>
      <text:p text:style-name="P1"><text:span text:style-name="T3">A</text:span><text:span text:style-name="T4">ssim diz o Senh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6-17T14:46:56.339091431</dc:date>
    <meta:editing-cycles>11</meta:editing-cycles>
    <meta:editing-duration>PT22M25S</meta:editing-duration>
    <meta:generator>LibreOffice/5.2.7.2$Linux_X86_64 LibreOffice_project/20m0$Build-2</meta:generator>
    <meta:print-date>2017-06-17T14:46:59.751727365</meta:print-date>
    <meta:document-statistic meta:table-count="0" meta:image-count="0" meta:object-count="0" meta:page-count="1" meta:paragraph-count="32" meta:word-count="314" meta:character-count="1770" meta:non-whitespace-character-count="1480"/>
  </office:meta>
</office:document-meta>
</file>